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Matthew </text:span></text:p>
        <text:p text:style-name="TitleMain_scrBook_scrBody"><text:span text:style-name="span_.tpi_TitleMain_scrBook_scrBody">Gutnius Matyu i raitim</text:span></text:p>
        <text:p text:style-name="IntroSectionHead_scrIntroSection_scrBook_scrBody"><text:span text:style-name="span_.tpi_IntroSectionHead_scrIntroSection_scrBook_scrBody">Tok i go pas</text:span></text:p>
        <text:p text:style-name="IntroParagraph_scrIntroSection_scrBook_scrBody"><text:span text:style-name="span_.tpi_IntroParagraph_scrIntroSection_scrBook_scrBody">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ChapterHead_scrSection_scrBook_scrBody"><text:span text:style-name="span_.tpi_ChapterHead_scrSection_scrBook_scrBody">Jisas i kamap long graun</text:span></text:p>
        <text:p text:style-name="SectionHead_scrSection_scrBook_scrBody"><text:span text:style-name="span_.tpi_SectionHead_scrSection_scrBook_scrBody">Nem bilong ol lain tumbuna bilong Jisas Krais</text:span></text:p>
        <text:p text:style-name="ChapterNumber1"><text:span text:style-name="ChapterNumber_Paragraph1_scrSection_scrBook_scrBody">1</text:span><text:span text:style-name="ChapterNumber_.tpi"><text:variable-set text:name="Left_Guideword_L" text:display="none" text:formula="ooow: Matthew 1" office:value-type="string" office:string-value="Matthew 1"/></text:span><text:span text:style-name="ChapterNumber_.tpi"><text:variable-set text:name="Right_Guideword_R" text:display="none" text:formula="ooow: Matthew 1" office:value-type="string" office:string-value="Matthew 1"/></text:span><text:span/><text:span text:style-name="span_.tpi_Paragraph1_scrSection_scrBook_scrBody"><text:span text:style-name="VerseNumber1_Paragraph1_scrSection_scrBook_scrBody"> 1 </text:span>Dispela †  em i tok long ol lain tumbuna bilong Jisas Krais. Jisas em i bilong lain bilong Devit na Devit em i bilong lain bilong Abraham. replace text here</text:span></text:p>
        <text:p text:style-name="SectionHead_scrSection_scrSection_scrBook_scrBody"><text:span text:style-name="span_.tpi_SectionHead_scrSection_scrSection_scrBook_scrBody">Josep wantaim meri na pikinini i go long Isip</text:span></text:p>
        <text:p text:style-name="Paragraph_scrSection_scrSection_scrBook_scrBody"><text:span text:style-name="span_.tpi_Paragraph_scrSection_scrSection_scrBook_scrBody"><text:span text:style-name="VerseNumber_Paragraph_scrSection_scrSection_scrBook_scrBody"> 13 </text:span>Ol saveman i go pinis, na ensel bilong Bikpela i kamap long Josep long driman. Ensel i tok olsem, “Yu kirap na kisim pikinini wantaim mama bilong en, na yu ranawe i go long Isip.</text:span><text:span text:style-name="span_Paragraph_scrSection_scrSection_scrBook_scrBody"><text:a xlink:type="simple" xlink:href="#f06c1ac15-935c-4ff4-99f9-257a5372c48a">c</text:a></text:span><text:span text:style-name="span_.tpi_Paragraph_scrSection_scrSection_scrBook_scrBody"> Na yu mas i stap long Isip inap long taim mi givim tok gen long yu, long wanem, Herot i laik painim pikinini na kilim em i dai.” </text:span><text:span text:style-name="span_.tpi_Paragraph_scrSection_scrSection_scrBook_scrBody"><text:span text:style-name="VerseNumber_Paragraph_scrSection_scrSection_scrBook_scrBody">14 </text:span>Orait Josep i kirap na i kisim pikinini wantaim mama bilong en long nait yet, na em i bringim ol i go long Isip. </text:span><text:span text:style-name="span_.tpi_Paragraph_scrSection_scrSection_scrBook_scrBody"><text:span text:style-name="VerseNumber_Paragraph_scrSection_scrSection_scrBook_scrBody">15 </text:span>Na †  Josep i stap long Isip inap long Herot i dai pinis. Dispela samting i kamap bilong inapim wanpela tok Bikpela i bin mekim long maus bilong profet. Em i bin tok olsem, “Pikinini man bilong mi em i stap long Isip, na mi singautim em long lusim Isip na em i kam.”</text:span></text:p>
        <text:p text:style-name="NoteGeneralParagraph_scrSection_scrSection_scrBook_scr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scrBody" style:family="paragraph" style:parent-style-name=""/>
    <style:style xmlns:style="urn:oasis:names:tc:opendocument:xmlns:style:1.0" style:name="scrBook_scrBody" style:family="paragraph" style:parent-style-name="scrBody"/>
    <style:style xmlns:style="urn:oasis:names:tc:opendocument:xmlns:style:1.0" style:name="scrBookName_scrBook_scrBody" style:family="text" style:parent-style-name="scrBook_scrBody">
      <style:text-properties text:display="none" fo:font-family="Times New Roman" style:font-name-complex="Times New Roman" fo:language="en" fo:country="US"/>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pi_TitleMain_scrBook_scrBody" style:family="text" style:parent-style-name="TitleMain_scrBook_scrBody">
      <style:text-properties fo:font-family="Times New Roman" style:font-name-complex="Times New Roman"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tpi_IntroSectionHead_scrIntroSection_scrBook_scrBody" style:family="text" style:parent-style-name="IntroSectionHead_scrIntroSection_scrBook_scrBody">
      <style:text-properties fo:font-family="Times New Roman" style:font-name-complex="Times New Roman"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style>
    <style:style xmlns:style="urn:oasis:names:tc:opendocument:xmlns:style:1.0" style:name="span_.tpi_IntroParagraph_scrIntroSection_scrBook_scrBody" style:family="text" style:parent-style-name="IntroParagraph_scrIntroSection_scrBook_scrBody">
      <style:text-properties fo:font-family="Times New Roman" style:font-name-complex="Times New Roman" fo:language="none" fo:country="none"/>
    </style:style>
    <style:style xmlns:style="urn:oasis:names:tc:opendocument:xmlns:style:1.0" style:name="scrSection_scrBook_scrBody" style:family="paragraph" style:parent-style-name="scrBook_scrBody">
      <style:paragraph-properties fo:text-align="left"/>
    </style:style>
    <style:style xmlns:style="urn:oasis:names:tc:opendocument:xmlns:style:1.0" style:name="ChapterHead_scrSection_scrBook_scrBody" style:family="paragraph" style:parent-style-name="scrSection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tpi_ChapterHead_scrSection_scrBook_scrBody" style:family="text" style:parent-style-name="ChapterHead_scrSection_scrBook_scrBody">
      <style:text-properties fo:font-family="Times New Roman" style:font-name-complex="Times New Roman" fo:language="none" fo:country="none"/>
    </style:style>
    <style:style xmlns:style="urn:oasis:names:tc:opendocument:xmlns:style:1.0" style:name="SectionHead_scrSection_scrBook_scrBody" style:family="paragraph" style:parent-style-name="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style:font-weight-complex="700" fo:font-style="normal"/>
    </style:style>
    <style:style xmlns:style="urn:oasis:names:tc:opendocument:xmlns:style:1.0" style:name="span_.tpi_SectionHead_scrSection_scrBook_scrBody" style:family="text" style:parent-style-name="SectionHead_scrSection_scrBook_scrBody">
      <style:text-properties fo:font-family="Times New Roman" style:font-name-complex="Times New Roman" fo:language="none" fo:country="none"/>
    </style:style>
    <style:style xmlns:style="urn:oasis:names:tc:opendocument:xmlns:style:1.0" style:name="Paragraph1_scrSection_scrBook_scrBody" style:family="paragraph" style:parent-style-name="scrSection_scrBook_scrBody">
      <style:paragraph-properties fo:margin-left="0pt"/>
    </style:style>
    <style:style xmlns:style="urn:oasis:names:tc:opendocument:xmlns:style:1.0" style:name="ChapterNumber_Paragraph1_scrSection_scrBook_scrBody" style:family="text" style:parent-style-name="Paragraph1_scrSection_scrBook_scrBody">
      <style:text-properties fo:font-weight="700" style:font-weight-complex="700" fo:font-family="Times New Roman" style:font-name-complex="Times New Roman" fo:language="none" fo:country="none"/>
    </style:style>
    <style:style xmlns:style="urn:oasis:names:tc:opendocument:xmlns:style:1.0" style:name="VerseNumber1_Paragraph1_scrSection_scrBook_scrBody" style:family="text" style:parent-style-name="Paragraph1_scrSection_scrBook_scrBody">
      <style:text-properties text:display="none" fo:font-family="Times New Roman" style:font-name-complex="Times New Roman" fo:language="none" fo:country="none"/>
    </style:style>
    <style:style xmlns:style="urn:oasis:names:tc:opendocument:xmlns:style:1.0" style:name="span_.tpi_Paragraph1_scrSection_scrBook_scrBody" style:family="text" style:parent-style-name="Paragraph1_scrSection_scrBook_scrBody">
      <style:text-properties fo:font-family="Times New Roman" style:font-name-complex="Times New Roman" fo:language="none" fo:country="none"/>
    </style:style>
    <style:style xmlns:style="urn:oasis:names:tc:opendocument:xmlns:style:1.0" style:name="scrSection_scrSection_scrBook_scrBody" style:family="paragraph" style:parent-style-name="scrSection_scrBook_scrBody">
      <style:paragraph-properties fo:text-align="left"/>
    </style:style>
    <style:style xmlns:style="urn:oasis:names:tc:opendocument:xmlns:style:1.0" style:name="SectionHead_scrSection_scrSection_scrBook_scrBody" style:family="paragraph" style:parent-style-name="scrSection_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style:font-weight-complex="700" fo:font-style="normal"/>
    </style:style>
    <style:style xmlns:style="urn:oasis:names:tc:opendocument:xmlns:style:1.0" style:name="span_.tpi_SectionHead_scrSection_scrSection_scrBook_scrBody" style:family="text" style:parent-style-name="SectionHead_scrSection_scrSection_scrBook_scrBody">
      <style:text-properties fo:font-family="Times New Roman" style:font-name-complex="Times New Roman" fo:language="none" fo:country="none"/>
    </style:style>
    <style:style xmlns:style="urn:oasis:names:tc:opendocument:xmlns:style:1.0" style:name="Paragraph_scrSection_scrSection_scrBook_scrBody" style:family="paragraph" style:parent-style-name="scrSection_scrSection_scrBook_scrBody">
      <style:paragraph-properties fo:text-indent="12pt" fo:margin-left="0pt"/>
    </style:style>
    <style:style xmlns:style="urn:oasis:names:tc:opendocument:xmlns:style:1.0" style:name="VerseNumber_Paragraph_scrSection_scrSection_scrBook_scrBody" style:family="text" style:parent-style-name="Paragraph_scrSection_scrSection_scrBook_scrBody">
      <style:paragraph-properties fo:text-indent="0pt" fo:margin-left="0pt"/>
      <style:text-properties fo:font-size="12pt" style:font-size-complex="12pt" style:text-position="super 55%" fo:font-family="Times New Roman" style:font-name-complex="Times New Roman" fo:language="none" fo:country="none"/>
    </style:style>
    <style:style xmlns:style="urn:oasis:names:tc:opendocument:xmlns:style:1.0" style:name="span_.tpi_Paragraph_scrSection_scrSection_scrBook_scrBody" style:family="text" style:parent-style-name="Paragraph_scrSection_scrSection_scrBook_scrBody">
      <style:text-properties fo:font-family="Times New Roman" style:font-name-complex="Times New Roman" fo:language="none" fo:country="none"/>
    </style:style>
    <style:style xmlns:style="urn:oasis:names:tc:opendocument:xmlns:style:1.0" style:name="span_Paragraph_scrSection_scrSection_scrBook_scrBody" style:family="text" style:parent-style-name="Paragraph_scrSection_scrSection_scrBook_scrBody"/>
    <style:style xmlns:style="urn:oasis:names:tc:opendocument:xmlns:style:1.0" style:name="NoteGeneralParagraph_scrSection_scrSection_scrBook_scrBody" style:family="paragraph" style:parent-style-name="scrSection_scrSection_scrBook_scrBody">
      <style:paragraph-properties fo:text-indent="0pt" fo:margin-left="0pt"/>
      <style:text-properties text:display="prince-footnote"/>
    </style:style>
    <style:style xmlns:style="urn:oasis:names:tc:opendocument:xmlns:style:1.0" style:name="span_NoteGeneralParagraph_scrSection_scrSection_scrBook_scrBody" style:family="text" style:parent-style-name="NoteGeneralParagraph_scrSection_scrSection_scrBook_scrBody"/>
    <style:style xmlns:style="urn:oasis:names:tc:opendocument:xmlns:style:1.0" style:name="span_.tpi_NoteGeneralParagraph_scrSection_scrSection_scrBook_scrBody" style:family="text" style:parent-style-name="NoteGeneralParagraph_scrSection_scrSection_scrBook_scrBody">
      <style:text-properties fo:font-family="Times New Roman" style:font-name-complex="Times New Roman"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bss-fonipa" style:family="paragraph" style:parent-style-name="none">
      <style:text-properties fo:font-family="Charis SIL Compact"/>
    </style:style>
    <style:style style:name="span_.bss-fonipa" style:family="paragraph" style:parent-style-name="none">
      <style:text-properties fo:font-family="Charis SIL Compact"/>
    </style:style>
    <style:style style:name="div_.bss-x-ako" style:family="paragraph" style:parent-style-name="none">
      <style:text-properties fo:font-family="Charis SIL Compact"/>
    </style:style>
    <style:style style:name="span_.bss-x-ako" style:family="paragraph" style:parent-style-name="none">
      <style:text-properties fo:font-family="Charis SIL Compact"/>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cmo" style:family="paragraph" style:parent-style-name="none">
      <style:text-properties fo:font-family="Khmer Busra Bunong"/>
    </style:style>
    <style:style style:name="span_.cmo" style:family="paragraph" style:parent-style-name="none">
      <style:text-properties fo:font-family="Khmer Busra Bunong"/>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Qaaa-x-test" style:family="paragraph" style:parent-style-name="none">
      <style:text-properties fo:font-family="Charis SIL Compact"/>
    </style:style>
    <style:style style:name="span_.en-Qaaa-x-test" style:family="paragraph" style:parent-style-name="none">
      <style:text-properties fo:font-family="Charis SIL Compact"/>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Ezra SIL"/>
    </style:style>
    <style:style style:name="span_.he"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ak" style:family="paragraph" style:parent-style-name="none">
      <style:text-properties fo:font-family="Charis SIL Compact"/>
    </style:style>
    <style:style style:name="span_.kak" style:family="paragraph" style:parent-style-name="none">
      <style:text-properties fo:font-family="Charis SIL Compact"/>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ahoma"/>
    </style:style>
    <style:style style:name="span_.lv" style:family="paragraph" style:parent-style-name="none">
      <style:text-properties fo:font-family="Tahoma"/>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fonipa-x-per-etic" style:family="paragraph" style:parent-style-name="none">
      <style:text-properties fo:font-family="Gentium"/>
    </style:style>
    <style:style style:name="span_.qaa-fonipa-x-per-etic" style:family="paragraph" style:parent-style-name="none">
      <style:text-properties fo:font-family="Gentium"/>
    </style:style>
    <style:style style:name="div_.qaa-QM-x-per-sp" style:family="paragraph" style:parent-style-name="none">
      <style:text-properties fo:font-family="Arial Unicode MS"/>
    </style:style>
    <style:style style:name="span_.qaa-QM-x-per-sp" style:family="paragraph" style:parent-style-name="none">
      <style:text-properties fo:font-family="Arial Unicode MS"/>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qaa-x-per" style:family="paragraph" style:parent-style-name="none">
      <style:text-properties fo:font-family="B Roya"/>
    </style:style>
    <style:style style:name="span_.qaa-x-per" style:family="paragraph" style:parent-style-name="none">
      <style:text-properties fo:font-family="B Roya"/>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pi" style:family="paragraph" style:parent-style-name="none">
      <style:text-properties fo:font-family="Times New Roman"/>
    </style:style>
    <style:style style:name="span_.tpi" style:family="paragraph" style:parent-style-name="none">
      <style:text-properties fo:font-family="Times New Roman"/>
    </style:style>
    <style:style style:name="div_.tr-fonipa-x-emic" style:family="paragraph" style:parent-style-name="none">
      <style:text-properties fo:font-family="Times New Roman"/>
    </style:style>
    <style:style style:name="span_.tr-fonipa-x-emic" style:family="paragraph" style:parent-style-name="none">
      <style:text-properties fo:font-family="Times New Roman"/>
    </style:style>
    <style:style style:name="div_.tr-fonipa" style:family="paragraph" style:parent-style-name="none">
      <style:text-properties fo:font-family="Doulos SIL"/>
    </style:style>
    <style:style style:name="span_.tr-fonipa" style:family="paragraph" style:parent-style-name="none">
      <style:text-properties fo:font-family="Doulo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family="paragraph" style:name="ChapterNumber1" style:parent-style-name="Paragraph_scrSection_scrBook_scrBody" style:master-page-name="">
      <style:paragraph-properties>
        <style:drop-cap style:distance="0.20cm" style:length="1"/>
      </style:paragraph-properties>
    </style:style>
    <style:style xmlns:style="urn:oasis:names:tc:opendocument:xmlns:style:1.0" style:name="ChapterNumber" style:family="paragraph" style:parent-style-name="none">
      <style:paragraph-properties>
        <style:drop-cap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none"/>
    </style:style>
    <style:style style:name="scrBook" style:family="paragraph" style:parent-style-name="none"/>
    <style:style style:name="scrBookCode" style:family="paragraph" style:parent-style-name="none">
      <style:text-properties text:display="none"/>
    </style:styl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00%" style:text-position="super 55%"/>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32.59842pt" fo:margin-right="42.51968pt" fo:margin-bottom="32.59842pt" fo:margin-left="42.51968pt" fo:page-width="459.2126pt" fo:page-height="649.1339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p>
      </style:header>
    </style:master-page>
    <style:master-page style:name="Right_20_Page" style:display-name="Right Page" style:page-layout-name="pm5" style:next-style-name="Left_20_Page">
      <style:footer>
        <text:p text:style-name="Footer"><draw:frame draw:style-name="Mfr1" draw:name="Frame1" text:anchor-type="paragraph" svg:y="31.84842pt" fo:min-width="135pt" draw:z-index="1"><draw:text-box fo:min-height="14.14pt"><text:p text:style-name="MP1"><text:span text:style-name="MT1"><text:variable-get text:name="Right_Guideword_R" office:value-type="string"/></text:span></text:p></draw:text-box></draw:frame></text:p>
      </style:footer>
      <style:header>
        <text:p text:style-name="Header"><text:span text:style-name="MT1"><text:tab/><text:tab/><text:span text:style-name="MT1"><text:variable-get text:name="Left_Guideword_L" office:value-type="string"/></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3-10T11:06:58</meta:creation-date>
    <dc:creator>Trihus</dc:creator>
    <dc:date>2012-03-10T11:06:58</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6.1920</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C:\svn\pathway\Test\PsExport\TestFiles\Output\T9\PartFile1"
Const IsPreview = "False"
Const RunMacroFirstTime = "True"

'Changed On Feb-24-2012 for TD-2858(OpenOffice: Align Cover Page Image to "Anchor to Pag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UpdateTOC()
	
	If CanSave Then
		oDoc = ThisComponent 
		oDoc.store() 
	End If
	
	If Lcase(OutputFormat) &lt;&gt; "odt" And Len(Trim(OutputFormat)) &gt; 0 Then
		ExportToDOC_PDF
	End IF
	SetImageToCoverPage()
	SetImageToCoverPage()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0)
		oGraphic.AnchorType = com.sun.star.text.TextContentAnchorType.AT_PAGE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